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1f416e" officeooo:paragraph-rsid="001f416e"/>
    </style:style>
    <style:style style:name="P2" style:family="paragraph" style:parent-style-name="Preformatted_20_Text">
      <style:paragraph-properties fo:margin-top="0cm" fo:margin-bottom="0.247cm" style:contextual-spacing="false" fo:line-height="100%" fo:text-align="start" style:justify-single-word="false" fo:orphans="2" fo:widows="2"/>
      <style:text-properties fo:font-variant="normal" fo:text-transform="none" fo:color="#1d2125" loext:opacity="100%" style:font-name="SFMono-Regular" fo:font-size="9.75pt" fo:letter-spacing="normal" fo:font-style="normal" fo:font-weight="normal"/>
    </style:style>
    <style:style style:name="P3" style:family="paragraph" style:parent-style-name="Preformatted_20_Text">
      <style:text-properties fo:font-variant="normal" fo:text-transform="none" fo:color="#1d2125" loext:opacity="100%" style:font-name="SFMono-Regular" fo:font-size="9.75pt" fo:letter-spacing="normal" fo:font-style="normal" fo:font-weight="normal" officeooo:rsid="0024af70" officeooo:paragraph-rsid="0024af70"/>
    </style:style>
    <style:style style:name="P4" style:family="paragraph" style:parent-style-name="Preformatted_20_Text">
      <style:paragraph-properties fo:margin-top="0cm" fo:margin-bottom="0.247cm" style:contextual-spacing="false" fo:line-height="100%" fo:text-align="start" style:justify-single-word="false" fo:orphans="2" fo:widows="2"/>
      <style:text-properties fo:font-variant="normal" fo:text-transform="none" fo:color="#1d2125" loext:opacity="100%" style:font-name="SFMono-Regular" fo:font-size="9.75pt" fo:letter-spacing="normal" fo:font-style="normal" fo:font-weight="normal" officeooo:rsid="00257133" officeooo:paragraph-rsid="00257133"/>
    </style:style>
    <style:style style:name="P5" style:family="paragraph" style:parent-style-name="Preformatted_20_Text">
      <style:paragraph-properties fo:margin-top="0cm" fo:margin-bottom="0.247cm" style:contextual-spacing="false" fo:line-height="100%" fo:text-align="start" style:justify-single-word="false" fo:orphans="2" fo:widows="2"/>
      <style:text-properties fo:font-variant="normal" fo:text-transform="none" fo:color="#1d2125" loext:opacity="100%" fo:letter-spacing="normal"/>
    </style:style>
    <style:style style:name="P6" style:family="paragraph" style:parent-style-name="Preformatted_20_Text">
      <style:paragraph-properties fo:margin-top="0cm" fo:margin-bottom="0.247cm" style:contextual-spacing="false" fo:line-height="100%" fo:text-align="start" style:justify-single-word="false" fo:orphans="2" fo:widows="2"/>
      <style:text-properties fo:font-variant="normal" fo:text-transform="none" fo:color="#1d2125" loext:opacity="100%" fo:letter-spacing="normal" officeooo:rsid="00257133" officeooo:paragraph-rsid="00257133"/>
    </style:style>
    <style:style style:name="P7" style:family="paragraph" style:parent-style-name="Standard">
      <style:text-properties officeooo:rsid="001f416e" officeooo:paragraph-rsid="001f416e"/>
    </style:style>
    <style:style style:name="P8" style:family="paragraph" style:parent-style-name="Standard">
      <style:text-properties officeooo:rsid="0020b5ed" officeooo:paragraph-rsid="0020b5ed"/>
    </style:style>
    <style:style style:name="P9" style:family="paragraph" style:parent-style-name="Standard">
      <style:text-properties officeooo:rsid="002230bd" officeooo:paragraph-rsid="002230bd"/>
    </style:style>
    <style:style style:name="P10" style:family="paragraph" style:parent-style-name="Standard">
      <style:text-properties officeooo:rsid="0022fa1a" officeooo:paragraph-rsid="0022fa1a"/>
    </style:style>
    <style:style style:name="P11" style:family="paragraph" style:parent-style-name="Standard">
      <style:text-properties officeooo:rsid="00236e35" officeooo:paragraph-rsid="00236e35"/>
    </style:style>
    <style:style style:name="P12" style:family="paragraph" style:parent-style-name="Standard">
      <style:text-properties officeooo:rsid="002419b7" officeooo:paragraph-rsid="002419b7"/>
    </style:style>
    <style:style style:name="P13" style:family="paragraph" style:parent-style-name="Standard">
      <style:text-properties officeooo:rsid="0024af70" officeooo:paragraph-rsid="0024af70"/>
    </style:style>
    <style:style style:name="P14" style:family="paragraph" style:parent-style-name="Standard">
      <style:text-properties officeooo:paragraph-rsid="001f416e"/>
    </style:style>
    <style:style style:name="P15" style:family="paragraph" style:parent-style-name="Table_20_Contents">
      <style:text-properties officeooo:rsid="001f8308" officeooo:paragraph-rsid="001f8308"/>
    </style:style>
    <style:style style:name="P16" style:family="paragraph" style:parent-style-name="Table_20_Contents">
      <style:text-properties officeooo:rsid="0020b5ed" officeooo:paragraph-rsid="0020b5ed"/>
    </style:style>
    <style:style style:name="P17" style:family="paragraph" style:parent-style-name="Text_20_body">
      <style:text-properties officeooo:rsid="001f416e" officeooo:paragraph-rsid="00274c2d"/>
    </style:style>
    <style:style style:name="P18" style:family="paragraph" style:parent-style-name="Text_20_body">
      <style:text-properties officeooo:paragraph-rsid="00274c2d"/>
    </style:style>
    <style:style style:name="T1" style:family="text">
      <style:text-properties officeooo:rsid="001f416e"/>
    </style:style>
    <style:style style:name="T2" style:family="text">
      <style:text-properties officeooo:rsid="001f8308"/>
    </style:style>
    <style:style style:name="T3" style:family="text">
      <style:text-properties style:font-name="SFMono-Regular" fo:font-size="9.75pt" fo:font-style="normal" fo:font-weight="normal"/>
    </style:style>
    <style:style style:name="T4" style:family="text">
      <style:text-properties officeooo:rsid="00257133"/>
    </style:style>
    <style:style style:name="T5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pte Rendu TP2 SQL</text:h>
      <text:p text:style-name="Text_20_body"><text:bookmark text:name="p-rc_fc6d5b36cc5d6dd6-84"/><text:span text:style-name="T5">Réalisé par :</text:span> Houleymatou CAMARA </text:p>
      <text:h text:style-name="Heading_20_2" text:outline-level="2">2. Compréhension et lecture</text:h>
      <text:h text:style-name="Heading_20_2" text:outline-level="2">Question 2 :</text:h>
      <text:p text:style-name="P7"/>
      <text:p text:style-name="P14"><text:span text:style-name="T1"><text:s/></text:span>Requête 1 :Il s'agit d'une erreur car l'attribut <text:span text:style-name="Source_20_Text">nomI</text:span> n'est pas présent dans la table <text:span text:style-name="Source_20_Text">Plats</text:span>. </text:p>
      <text:p text:style-name="P14"><text:span text:style-name="T1">Requête <text:s/>2:</text:span><text:bookmark text:name="p-rc_fc6d5b36cc5d6dd6-86"/>Requête correcte. Elle affiche le nom des invités du 31/12/2017.</text:p>
      <text:p text:style-name="P7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5">nomI</text:p>
          </table:table-cell>
        </table:table-row>
        <table:table-row>
          <table:table-cell table:style-name="Tableau1.A2" office:value-type="string">
            <text:p text:style-name="Table_20_Contents">Patrick</text:p>
            <text:p text:style-name="Table_20_Contents">Adrian</text:p>
            <text:p text:style-name="Table_20_Contents">Thomas</text:p>
            <text:p text:style-name="Table_20_Contents">Marie</text:p>
            <text:p text:style-name="Table_20_Contents">Malou</text:p>
            <text:p text:style-name="Table_20_Contents">Jacques</text:p>
          </table:table-cell>
        </table:table-row>
      </table:table>
      <text:p text:style-name="P17"><text:bookmark text:name="p-rc_fc6d5b36cc5d6dd6-87"/><text:span text:style-name="T2">Requête 3 :</text:span>Elle affiche les invités ayant mangé de Ile flottante". </text:p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15">dateR</text:p>
          </table:table-cell>
          <table:table-cell table:style-name="Tableau2.A1" office:value-type="string">
            <text:p text:style-name="P15">nomI</text:p>
          </table:table-cell>
          <table:table-cell table:style-name="Tableau2.A1" office:value-type="string">
            <text:p text:style-name="P15">nomP</text:p>
          </table:table-cell>
          <table:table-cell table:style-name="Tableau2.D1" office:value-type="string">
            <text:p text:style-name="P15">nomV</text:p>
          </table:table-cell>
        </table:table-row>
        <table:table-row>
          <table:table-cell table:style-name="Tableau2.A2" office:value-type="string">
            <text:p text:style-name="Table_20_Contents">21/10/16</text:p>
            <text:p text:style-name="P16">21/10/16</text:p>
            <text:p text:style-name="P16">21/10/16</text:p>
            <text:p text:style-name="P16">21/10/16</text:p>
          </table:table-cell>
          <table:table-cell table:style-name="Tableau2.A2" office:value-type="string">
            <text:p text:style-name="Table_20_Contents"><text:s/>Adrian </text:p>
            <text:p text:style-name="Table_20_Contents"><text:s/>Marie </text:p>
            <text:p text:style-name="Table_20_Contents"><text:s/>Myriam </text:p>
            <text:p text:style-name="Table_20_Contents">Thomas </text:p>
          </table:table-cell>
          <table:table-cell table:style-name="Tableau2.A2" office:value-type="string">
            <text:p text:style-name="Table_20_Contents">Ile flottante </text:p>
            <text:p text:style-name="Table_20_Contents">Ile flottante </text:p>
            <text:p text:style-name="Table_20_Contents">Ile flottante </text:p>
            <text:p text:style-name="Table_20_Contents">Ile flottante </text:p>
          </table:table-cell>
          <table:table-cell table:style-name="Tableau2.D2" office:value-type="string">
            <text:p text:style-name="Table_20_Contents">Tariquet</text:p>
            <text:p text:style-name="Table_20_Contents">Tariquet</text:p>
            <text:p text:style-name="Table_20_Contents">Tariquet</text:p>
            <text:p text:style-name="Table_20_Contents">Tariquet</text:p>
          </table:table-cell>
        </table:table-row>
      </table:table>
      <text:p text:style-name="P18"><text:bookmark text:name="p-rc_fc6d5b36cc5d6dd6-871"/><text:span text:style-name="T2">Requête 4 :</text:span><text:bookmark text:name="p-rc_fc6d5b36cc5d6dd6-88"/>Elle retourne le même résultat que la requête 3 en ne gardant qu'une seule colonne <text:span text:style-name="Source_20_Text">dateR</text:span>. </text:p>
      <text:p text:style-name="P17"/>
      <text:p text:style-name="P8"/>
      <text:p text:style-name="P8">2.1 Expression de requêtes </text:p>
      <text:p text:style-name="P8">Question 3 :</text:p>
      <text:p text:style-name="P8">Requête <text:s text:c="2"/>1 :</text:p>
      <text:p text:style-name="P8">select <text:s/>Distinct nomV<text:line-break/>from LeMenu<text:line-break/>where nomP='Medaillon langouste';</text:p>
      <text:p text:style-name="P8">Requête <text:s/>2 :</text:p>
      <text:p text:style-name="P8">select <text:s/>Distinct nomP,nomV,dateR<text:line-break/>from LeMenu join LesRepas using(dateR)<text:line-break/>where dateR='21-10-2016';</text:p>
      <text:p text:style-name="P9">Requête <text:s/>3 :</text:p>
      <text:p text:style-name="P9">select Distinct nomI<text:line-break/>from LesRepas join LeMenu using(dateR)<text:line-break/>where nomP='Foie gras';</text:p>
      <text:p text:style-name="P10">Requête <text:s/>4 :</text:p>
      <text:p text:style-name="P10">select nomA<text:line-break/>from LesPreferences<text:line-break/><text:soft-page-break/>MINUS<text:line-break/>select nomI<text:line-break/>from LesRepas;</text:p>
      <text:p text:style-name="P11">Requête <text:s/>5 :</text:p>
      <text:p text:style-name="P11"/>
      <text:p text:style-name="P8">select dateR,nomP,nomV<text:line-break/>from LeMenu join LesRepas using (dateR)<text:line-break/>where nomI='Marie' <text:line-break/>INTERSECT<text:line-break/>select dateR,nomP,nomV<text:line-break/>from LeMenu join LesRepas using (dateR)<text:line-break/>where nomI='Adrian';</text:p>
      <text:p text:style-name="P12">Requête <text:s/>6 :</text:p>
      <text:p text:style-name="P12">select nomA<text:line-break/>from LesPlats join LesPreferences using(nomP)<text:line-break/>where typeP='dessert'</text:p>
      <text:p text:style-name="P13">Requête <text:span text:style-name="T4">8</text:span> :</text:p>
      <text:p text:style-name="P3">SELECT DISTINCT R1.nomI</text:p>
      <text:p text:style-name="P2">FROM LesRepas R1 JOIN LesRepas R2 </text:p>
      <text:p text:style-name="P5"><text:s text:c="5"/><text:span text:style-name="T3">ON (R1.nomI=R2.nomI AND R1.dateR&lt;&gt;R2.dateR);</text:span></text:p>
      <text:p text:style-name="P6"><text:span text:style-name="T3">Requête 9 :</text:span></text:p>
      <text:p text:style-name="P4">SELECT R1.nomI</text:p>
      <text:p text:style-name="P2">FROM LesRepas R1 JOIN LesRepas R2</text:p>
      <text:p text:style-name="P5"><text:s text:c="5"/><text:span text:style-name="T3">ON (R1.nomI=R2.nomI and R1.dateR&lt;&gt;R2.dateR)</text:span></text:p>
      <text:p text:style-name="P2">MINUS</text:p>
      <text:p text:style-name="P2">SELECT R1.nomI</text:p>
      <text:p text:style-name="P2">FROM LesRepas R1 JOIN LesRepas R2</text:p>
      <text:p text:style-name="P5"><text:s text:c="5"/><text:span text:style-name="T3">ON (R1.nomI=R2.nomI AND R1.dateR&lt;&gt;R2.dateR)</text:span></text:p>
      <text:p text:style-name="P5"><text:s text:c="5"/><text:span text:style-name="T3">JOIN LesRepas R3</text:span></text:p>
      <text:p text:style-name="P5"><text:s text:c="5"/><text:span text:style-name="T3">ON (R1.nomI=R3.nomI AND R3.dateR&lt;&gt;R1.dateR AND R3.dateR&lt;&gt;R2.dateR)</text:span></text:p>
      <text:p text:style-name="P6"><text:span text:style-name="T3">Requête <text:s/>11 :</text:span></text:p>
      <text:p text:style-name="P6"><text:span text:style-name="T3">SELECT nomI nomA<text:line-break/>FROM LesRepas JOIN LeMenu USING(dateR)<text:line-break/>WHERE nomP='Foie gras'<text:line-break/>minus<text:line-break/>SELECT nomA<text:line-break/>FROM <text:s/>lesPreferences<text:line-break/>WHERE nomP='Foie gras'<text:line-break/>intersect<text:line-break/>select nomA from lespreferences;</text:span></text:p>
      <text:p text:style-name="P6"><text:span text:style-name="T3"/></text:p>
      <text:p text:style-name="P6"><text:span text:style-name="T3"/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21T21:42:36.480000000</meta:creation-date>
    <dc:date>2026-03-24T20:34:24.459000000</dc:date>
    <meta:editing-duration>PT12M18S</meta:editing-duration>
    <meta:editing-cycles>3</meta:editing-cycles>
    <meta:generator>LibreOffice/7.3.6.2$Windows_X86_64 LibreOffice_project/c28ca90fd6e1a19e189fc16c05f8f8924961e12e</meta:generator>
    <meta:document-statistic meta:table-count="2" meta:image-count="0" meta:object-count="0" meta:page-count="2" meta:paragraph-count="65" meta:word-count="276" meta:character-count="1925" meta:non-whitespace-character-count="1658"/>
  </office:meta>
</office:document-meta>
</file>